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46.8pt" fo:break-before="auto" style:use-optimal-row-height="true"/>
    </style:style>
    <style:style style:name="ro3" style:family="table-row">
      <style:table-row-properties style:row-height="35.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Source Node</text:p>
          </table:table-cell>
          <table:table-cell table:style-name="ce1" office:value-type="string" calcext:value-type="string">
            <text:p>Sink Node</text:p>
          </table:table-cell>
          <table:table-cell table:style-name="ce1" office:value-type="string" calcext:value-type="string">
            <text:p>Source Count</text:p>
          </table:table-cell>
          <table:table-cell table:style-name="ce1" office:value-type="string" calcext:value-type="string">
            <text:p>Sink Count</text:p>
          </table:table-cell>
          <table:table-cell table:style-name="ce1" office:value-type="string" calcext:value-type="string">
            <text:p>Shared Connections</text:p>
          </table:table-cell>
          <table:table-cell table:style-name="ce1" office:value-type="string" calcext:value-type="string">
            <text:p>Source Percent</text:p>
          </table:table-cell>
          <table:table-cell table:style-name="ce1" office:value-type="string" calcext:value-type="string">
            <text:p>Sink Percent</text:p>
          </table:table-cell>
          <table:table-cell table:style-name="ce1" office:value-type="string" calcext:value-type="string">
            <text:p>Strength</text:p>
          </table:table-cell>
        </table:table-row>
        <table:table-row table:style-name="ro1">
          <table:table-cell table:number-columns-repeated="2" office:value-type="string" calcext:value-type="string">
            <text:p>Non students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783" calcext:value-type="float">
            <text:p>7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ow GK Confidence</text:p>
          </table:table-cell>
          <table:table-cell office:value-type="string" calcext:value-type="string">
            <text:p>Younger Participants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office:value-type="float" office:value="777" calcext:value-type="float">
            <text:p>777</text:p>
          </table:table-cell>
          <table:table-cell office:value-type="float" office:value="0.788054" calcext:value-type="float">
            <text:p>0.788054</text:p>
          </table:table-cell>
          <table:table-cell office:value-type="float" office:value="0.682805" calcext:value-type="float">
            <text:p>0.682805</text:p>
          </table:table-cell>
          <table:table-cell office:value-type="float" office:value="0.538087" calcext:value-type="float">
            <text:p>0.538087</text:p>
          </table:table-cell>
        </table:table-row>
        <table:table-row table:style-name="ro3">
          <table:table-cell office:value-type="string" calcext:value-type="string">
            <text:p>Younger Participants</text:p>
          </table:table-cell>
          <table:table-cell office:value-type="string" calcext:value-type="string">
            <text:p>Low GK Score</text:p>
          </table:table-cell>
          <table:table-cell office:value-type="float" office:value="599" calcext:value-type="float">
            <text:p>599</text:p>
          </table:table-cell>
          <table:table-cell office:value-type="float" office:value="496" calcext:value-type="float">
            <text:p>496</text:p>
          </table:table-cell>
          <table:table-cell office:value-type="float" office:value="774" calcext:value-type="float">
            <text:p>774</text:p>
          </table:table-cell>
          <table:table-cell office:value-type="float" office:value="0.66611" calcext:value-type="float">
            <text:p>0.66611</text:p>
          </table:table-cell>
          <table:table-cell office:value-type="float" office:value="0.804435" calcext:value-type="float">
            <text:p>0.804435</text:p>
          </table:table-cell>
          <table:table-cell office:value-type="float" office:value="0.535843" calcext:value-type="float">
            <text:p>0.535843</text:p>
          </table:table-cell>
        </table:table-row>
        <table:table-row table:style-name="ro1">
          <table:table-cell office:value-type="string" calcext:value-type="string">
            <text:p>Students from other branches</text:p>
          </table:table-cell>
          <table:table-cell office:value-type="string" calcext:value-type="string">
            <text:p>Students </text:p>
          </table:table-cell>
          <table:table-cell office:value-type="float" office:value="292" calcext:value-type="float">
            <text:p>292</text:p>
          </table:table-cell>
          <table:table-cell office:value-type="float" office:value="561" calcext:value-type="float">
            <text:p>561</text:p>
          </table:table-cell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20499" calcext:value-type="float">
            <text:p>0.520499</text:p>
          </table:table-cell>
        </table:table-row>
        <table:table-row table:style-name="ro1">
          <table:table-cell office:value-type="string" calcext:value-type="string">
            <text:p>Law students</text:p>
          </table:table-cell>
          <table:table-cell office:value-type="string" calcext:value-type="string">
            <text:p>Students </text:p>
          </table:table-cell>
          <table:table-cell office:value-type="float" office:value="269" calcext:value-type="float">
            <text:p>269</text:p>
          </table:table-cell>
          <table:table-cell office:value-type="float" office:value="561" calcext:value-type="float">
            <text:p>561</text:p>
          </table:table-cell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79501" calcext:value-type="float">
            <text:p>0.479501</text:p>
          </table:table-cell>
        </table:table-row>
        <table:table-row table:style-name="ro1">
          <table:table-cell office:value-type="string" calcext:value-type="string">
            <text:p>Students </text:p>
          </table:table-cell>
          <table:table-cell office:value-type="string" calcext:value-type="string">
            <text:p>Students related to law</text:p>
          </table:table-cell>
          <table:table-cell office:value-type="float" office:value="561" calcext:value-type="float">
            <text:p>561</text:p>
          </table:table-cell>
          <table:table-cell office:value-type="float" office:value="270" calcext:value-type="float">
            <text:p>270</text:p>
          </table:table-cell>
          <table:table-cell office:value-type="float" office:value="781" calcext:value-type="float">
            <text:p>781</text:p>
          </table:table-cell>
          <table:table-cell office:value-type="float" office:value="0.479501" calcext:value-type="float">
            <text:p>0.479501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477725" calcext:value-type="float">
            <text:p>0.477725</text:p>
          </table:table-cell>
        </table:table-row>
        <table:table-row table:style-name="ro1">
          <table:table-cell office:value-type="string" calcext:value-type="string">
            <text:p>Non students</text:p>
          </table:table-cell>
          <table:table-cell office:value-type="string" calcext:value-type="string">
            <text:p>Students not related to law</text:p>
          </table:table-cell>
          <table:table-cell office:value-type="float" office:value="212" calcext:value-type="float">
            <text:p>212</text:p>
          </table:table-cell>
          <table:table-cell office:value-type="float" office:value="503" calcext:value-type="float">
            <text:p>503</text:p>
          </table:table-cell>
          <table:table-cell office:value-type="float" office:value="780" calcext:value-type="float">
            <text:p>780</text:p>
          </table:table-cell>
          <table:table-cell office:value-type="float" office:value="0.995283" calcext:value-type="float">
            <text:p>0.995283</text:p>
          </table:table-cell>
          <table:table-cell office:value-type="float" office:value="0.419483" calcext:value-type="float">
            <text:p>0.419483</text:p>
          </table:table-cell>
          <table:table-cell office:value-type="float" office:value="0.417504" calcext:value-type="float">
            <text:p>0.417504</text:p>
          </table:table-cell>
        </table:table-row>
        <table:table-row table:style-name="ro4">
          <table:table-cell office:value-type="string" calcext:value-type="string">
            <text:p>Participants who answered incorrectly </text:p>
          </table:table-cell>
          <table:table-cell office:value-type="string" calcext:value-type="string">
            <text:p>Low Genetic Curiosity</text:p>
          </table:table-cell>
          <table:table-cell office:value-type="float" office:value="615" calcext:value-type="float">
            <text:p>615</text:p>
          </table:table-cell>
          <table:table-cell office:value-type="float" office:value="381" calcext:value-type="float">
            <text:p>381</text:p>
          </table:table-cell>
          <table:table-cell office:value-type="float" office:value="791" calcext:value-type="float">
            <text:p>791</text:p>
          </table:table-cell>
          <table:table-cell office:value-type="float" office:value="0.499187" calcext:value-type="float">
            <text:p>0.499187</text:p>
          </table:table-cell>
          <table:table-cell office:value-type="float" office:value="0.805774" calcext:value-type="float">
            <text:p>0.805774</text:p>
          </table:table-cell>
          <table:table-cell office:value-type="float" office:value="0.402232" calcext:value-type="float">
            <text:p>0.402232</text:p>
          </table:table-cell>
        </table:table-row>
        <table:table-row table:style-name="ro2">
          <table:table-cell office:value-type="string" calcext:value-type="string">
            <text:p>Students not related to law</text:p>
          </table:table-cell>
          <table:table-cell office:value-type="string" calcext:value-type="string">
            <text:p>Low GK Confidence</text:p>
          </table:table-cell>
          <table:table-cell office:value-type="float" office:value="503" calcext:value-type="float">
            <text:p>503</text:p>
          </table:table-cell>
          <table:table-cell office:value-type="float" office:value="519" calcext:value-type="float">
            <text:p>519</text:p>
          </table:table-cell>
          <table:table-cell office:value-type="float" office:value="778" calcext:value-type="float">
            <text:p>778</text:p>
          </table:table-cell>
          <table:table-cell office:value-type="float" office:value="0.60835" calcext:value-type="float">
            <text:p>0.60835</text:p>
          </table:table-cell>
          <table:table-cell office:value-type="float" office:value="0.589595" calcext:value-type="float">
            <text:p>0.589595</text:p>
          </table:table-cell>
          <table:table-cell office:value-type="float" office:value="0.35868" calcext:value-type="float">
            <text:p>0.35868</text:p>
          </table:table-cell>
        </table:table-row>
        <table:table-row table:style-name="ro2">
          <table:table-cell office:value-type="string" calcext:value-type="string">
            <text:p>Students related to law</text:p>
          </table:table-cell>
          <table:table-cell office:value-type="string" calcext:value-type="string">
            <text:p>Low GK Confidence</text:p>
          </table:table-cell>
          <table:table-cell office:value-type="float" office:value="270" calcext:value-type="float">
            <text:p>270</text:p>
          </table:table-cell>
          <table:table-cell office:value-type="float" office:value="519" calcext:value-type="float">
            <text:p>519</text:p>
          </table:table-cell>
          <table:table-cell office:value-type="float" office:value="778" calcext:value-type="float">
            <text:p>778</text:p>
          </table:table-cell>
          <table:table-cell office:value-type="float" office:value="0.788889" calcext:value-type="float">
            <text:p>0.788889</text:p>
          </table:table-cell>
          <table:table-cell office:value-type="float" office:value="0.410405" calcext:value-type="float">
            <text:p>0.410405</text:p>
          </table:table-cell>
          <table:table-cell office:value-type="float" office:value="0.323764" calcext:value-type="float">
            <text:p>0.323764</text:p>
          </table:table-cell>
        </table:table-row>
        <table:table-row table:style-name="ro2">
          <table:table-cell office:value-type="string" calcext:value-type="string">
            <text:p>Students not related to law</text:p>
          </table:table-cell>
          <table:table-cell office:value-type="string" calcext:value-type="string">
            <text:p>High GK Confidence</text:p>
          </table:table-cell>
          <table:table-cell office:value-type="float" office:value="503" calcext:value-type="float">
            <text:p>503</text:p>
          </table:table-cell>
          <table:table-cell office:value-type="float" office:value="254" calcext:value-type="float">
            <text:p>254</text:p>
          </table:table-cell>
          <table:table-cell office:value-type="float" office:value="779" calcext:value-type="float">
            <text:p>779</text:p>
          </table:table-cell>
          <table:table-cell office:value-type="float" office:value="0.39165" calcext:value-type="float">
            <text:p>0.39165</text:p>
          </table:table-cell>
          <table:table-cell office:value-type="float" office:value="0.775591" calcext:value-type="float">
            <text:p>0.775591</text:p>
          </table:table-cell>
          <table:table-cell office:value-type="float" office:value="0.30376" calcext:value-type="float">
            <text:p>0.30376</text:p>
          </table:table-cell>
        </table:table-row>
        <table:table-row table:style-name="ro1">
          <table:table-cell office:value-type="string" calcext:value-type="string">
            <text:p>Students </text:p>
          </table:table-cell>
          <table:table-cell office:value-type="string" calcext:value-type="string">
            <text:p>Students not related to law</text:p>
          </table:table-cell>
          <table:table-cell office:value-type="float" office:value="561" calcext:value-type="float">
            <text:p>561</text:p>
          </table:table-cell>
          <table:table-cell office:value-type="float" office:value="503" calcext:value-type="float">
            <text:p>503</text:p>
          </table:table-cell>
          <table:table-cell office:value-type="float" office:value="780" calcext:value-type="float">
            <text:p>780</text:p>
          </table:table-cell>
          <table:table-cell office:value-type="float" office:value="0.520499" calcext:value-type="float">
            <text:p>0.520499</text:p>
          </table:table-cell>
          <table:table-cell office:value-type="float" office:value="0.580517" calcext:value-type="float">
            <text:p>0.580517</text:p>
          </table:table-cell>
          <table:table-cell office:value-type="float" office:value="0.302159" calcext:value-type="float">
            <text:p>0.302159</text:p>
          </table:table-cell>
        </table:table-row>
        <table:table-row table:style-name="ro3">
          <table:table-cell office:value-type="string" calcext:value-type="string">
            <text:p>Younger Participants</text:p>
          </table:table-cell>
          <table:table-cell office:value-type="string" calcext:value-type="string">
            <text:p>High GK Score</text:p>
          </table:table-cell>
          <table:table-cell office:value-type="float" office:value="599" calcext:value-type="float">
            <text:p>599</text:p>
          </table:table-cell>
          <table:table-cell office:value-type="float" office:value="277" calcext:value-type="float">
            <text:p>277</text:p>
          </table:table-cell>
          <table:table-cell office:value-type="float" office:value="775" calcext:value-type="float">
            <text:p>775</text:p>
          </table:table-cell>
          <table:table-cell office:value-type="float" office:value="0.33389" calcext:value-type="float">
            <text:p>0.33389</text:p>
          </table:table-cell>
          <table:table-cell office:value-type="float" office:value="0.722022" calcext:value-type="float">
            <text:p>0.722022</text:p>
          </table:table-cell>
          <table:table-cell office:value-type="float" office:value="0.241076" calcext:value-type="float">
            <text:p>0.241076</text:p>
          </table:table-cell>
        </table:table-row>
        <table:table-row table:style-name="ro2">
          <table:table-cell office:value-type="string" calcext:value-type="string">
            <text:p>High GK Confidence</text:p>
          </table:table-cell>
          <table:table-cell office:value-type="string" calcext:value-type="string">
            <text:p>Younger Participants</text:p>
          </table:table-cell>
          <table:table-cell office:value-type="float" office:value="254" calcext:value-type="float">
            <text:p>254</text:p>
          </table:table-cell>
          <table:table-cell office:value-type="float" office:value="599" calcext:value-type="float">
            <text:p>599</text:p>
          </table:table-cell>
          <table:table-cell office:value-type="float" office:value="777" calcext:value-type="float">
            <text:p>777</text:p>
          </table:table-cell>
          <table:table-cell office:value-type="float" office:value="0.748031" calcext:value-type="float">
            <text:p>0.748031</text:p>
          </table:table-cell>
          <table:table-cell office:value-type="float" office:value="0.317195" calcext:value-type="float">
            <text:p>0.317195</text:p>
          </table:table-cell>
          <table:table-cell office:value-type="float" office:value="0.237272" calcext:value-type="float">
            <text:p>0.237272</text:p>
          </table:table-cell>
        </table:table-row>
        <table:table-row table:style-name="ro1">
          <table:table-cell office:value-type="string" calcext:value-type="string">
            <text:p>Participants who answered incorrectly </text:p>
          </table:table-cell>
          <table:table-cell office:value-type="string" calcext:value-type="string">
            <text:p>Medium Genetic Curiosity</text:p>
          </table:table-cell>
          <table:table-cell office:value-type="float" office:value="615" calcext:value-type="float">
            <text:p>615</text:p>
          </table:table-cell>
          <table:table-cell office:value-type="float" office:value="204" calcext:value-type="float">
            <text:p>204</text:p>
          </table:table-cell>
          <table:table-cell office:value-type="float" office:value="792" calcext:value-type="float">
            <text:p>792</text:p>
          </table:table-cell>
          <table:table-cell office:value-type="float" office:value="0.274797" calcext:value-type="float">
            <text:p>0.274797</text:p>
          </table:table-cell>
          <table:table-cell office:value-type="float" office:value="0.828431" calcext:value-type="float">
            <text:p>0.828431</text:p>
          </table:table-cell>
          <table:table-cell office:value-type="float" office:value="0.22765" calcext:value-type="float">
            <text:p>0.22765</text:p>
          </table:table-cell>
        </table:table-row>
        <table:table-row table:style-name="ro1">
          <table:table-cell office:value-type="string" calcext:value-type="string">
            <text:p>Low Genetic Curiosity</text:p>
          </table:table-cell>
          <table:table-cell office:value-type="string" calcext:value-type="string">
            <text:p>Medium Concern</text:p>
          </table:table-cell>
          <table:table-cell office:value-type="float" office:value="381" calcext:value-type="float">
            <text:p>381</text:p>
          </table:table-cell>
          <table:table-cell office:value-type="float" office:value="348" calcext:value-type="float">
            <text:p>348</text:p>
          </table:table-cell>
          <table:table-cell office:value-type="float" office:value="788" calcext:value-type="float">
            <text:p>788</text:p>
          </table:table-cell>
          <table:table-cell office:value-type="float" office:value="0.43832" calcext:value-type="float">
            <text:p>0.43832</text:p>
          </table:table-cell>
          <table:table-cell office:value-type="float" office:value="0.479885" calcext:value-type="float">
            <text:p>0.479885</text:p>
          </table:table-cell>
          <table:table-cell office:value-type="float" office:value="0.210343" calcext:value-type="float">
            <text:p>0.210343</text:p>
          </table:table-cell>
        </table:table-row>
        <table:table-row table:style-name="ro1">
          <table:table-cell office:value-type="string" calcext:value-type="string">
            <text:p>Medium Concern</text:p>
          </table:table-cell>
          <table:table-cell office:value-type="string" calcext:value-type="string">
            <text:p>Law students</text:p>
          </table:table-cell>
          <table:table-cell office:value-type="float" office:value="348" calcext:value-type="float">
            <text:p>348</text:p>
          </table:table-cell>
          <table:table-cell office:value-type="float" office:value="269" calcext:value-type="float">
            <text:p>269</text:p>
          </table:table-cell>
          <table:table-cell office:value-type="float" office:value="786" calcext:value-type="float">
            <text:p>786</text:p>
          </table:table-cell>
          <table:table-cell office:value-type="float" office:value="0.37931" calcext:value-type="float">
            <text:p>0.37931</text:p>
          </table:table-cell>
          <table:table-cell office:value-type="float" office:value="0.490706" calcext:value-type="float">
            <text:p>0.490706</text:p>
          </table:table-cell>
          <table:table-cell office:value-type="float" office:value="0.18613" calcext:value-type="float">
            <text:p>0.18613</text:p>
          </table:table-cell>
        </table:table-row>
        <table:table-row table:style-name="ro4">
          <table:table-cell office:value-type="string" calcext:value-type="string">
            <text:p>Participants who answered incorrectly </text:p>
          </table:table-cell>
          <table:table-cell office:value-type="string" calcext:value-type="string">
            <text:p>High Genetic Curiosity</text:p>
          </table:table-cell>
          <table:table-cell office:value-type="float" office:value="615" calcext:value-type="float">
            <text:p>615</text:p>
          </table:table-cell>
          <table:table-cell office:value-type="float" office:value="188" calcext:value-type="float">
            <text:p>188</text:p>
          </table:table-cell>
          <table:table-cell office:value-type="float" office:value="790" calcext:value-type="float">
            <text:p>790</text:p>
          </table:table-cell>
          <table:table-cell office:value-type="float" office:value="0.226016" calcext:value-type="float">
            <text:p>0.226016</text:p>
          </table:table-cell>
          <table:table-cell office:value-type="float" office:value="0.739362" calcext:value-type="float">
            <text:p>0.739362</text:p>
          </table:table-cell>
          <table:table-cell office:value-type="float" office:value="0.167108" calcext:value-type="float">
            <text:p>0.167108</text:p>
          </table:table-cell>
        </table:table-row>
        <table:table-row table:style-name="ro4">
          <table:table-cell office:value-type="string" calcext:value-type="string">
            <text:p>Low Genetic Curiosity</text:p>
          </table:table-cell>
          <table:table-cell office:value-type="string" calcext:value-type="string">
            <text:p>High Concern</text:p>
          </table:table-cell>
          <table:table-cell office:value-type="float" office:value="381" calcext:value-type="float">
            <text:p>381</text:p>
          </table:table-cell>
          <table:table-cell office:value-type="float" office:value="224" calcext:value-type="float">
            <text:p>224</text:p>
          </table:table-cell>
          <table:table-cell office:value-type="float" office:value="789" calcext:value-type="float">
            <text:p>789</text:p>
          </table:table-cell>
          <table:table-cell office:value-type="float" office:value="0.307087" calcext:value-type="float">
            <text:p>0.307087</text:p>
          </table:table-cell>
          <table:table-cell office:value-type="float" office:value="0.522321" calcext:value-type="float">
            <text:p>0.522321</text:p>
          </table:table-cell>
          <table:table-cell office:value-type="float" office:value="0.160398" calcext:value-type="float">
            <text:p>0.160398</text:p>
          </table:table-cell>
        </table:table-row>
        <table:table-row table:style-name="ro1">
          <table:table-cell office:value-type="string" calcext:value-type="string">
            <text:p>Medium Concern</text:p>
          </table:table-cell>
          <table:table-cell office:value-type="string" calcext:value-type="string">
            <text:p>Students from other branches</text:p>
          </table:table-cell>
          <table:table-cell office:value-type="float" office:value="348" calcext:value-type="float">
            <text:p>348</text:p>
          </table:table-cell>
          <table:table-cell office:value-type="float" office:value="292" calcext:value-type="float">
            <text:p>292</text:p>
          </table:table-cell>
          <table:table-cell office:value-type="float" office:value="784" calcext:value-type="float">
            <text:p>784</text:p>
          </table:table-cell>
          <table:table-cell office:value-type="float" office:value="0.347701" calcext:value-type="float">
            <text:p>0.347701</text:p>
          </table:table-cell>
          <table:table-cell office:value-type="float" office:value="0.414384" calcext:value-type="float">
            <text:p>0.414384</text:p>
          </table:table-cell>
          <table:table-cell office:value-type="float" office:value="0.144082" calcext:value-type="float">
            <text:p>0.144082</text:p>
          </table:table-cell>
        </table:table-row>
        <table:table-row table:style-name="ro1">
          <table:table-cell office:value-type="string" calcext:value-type="string">
            <text:p>Medium Genetic Curiosity</text:p>
          </table:table-cell>
          <table:table-cell office:value-type="string" calcext:value-type="string">
            <text:p>Medium Concern</text:p>
          </table:table-cell>
          <table:table-cell office:value-type="float" office:value="204" calcext:value-type="float">
            <text:p>204</text:p>
          </table:table-cell>
          <table:table-cell office:value-type="float" office:value="348" calcext:value-type="float">
            <text:p>348</text:p>
          </table:table-cell>
          <table:table-cell office:value-type="float" office:value="788" calcext:value-type="float">
            <text:p>788</text:p>
          </table:table-cell>
          <table:table-cell office:value-type="float" office:value="0.480392" calcext:value-type="float">
            <text:p>0.480392</text:p>
          </table:table-cell>
          <table:table-cell office:value-type="float" office:value="0.281609" calcext:value-type="float">
            <text:p>0.281609</text:p>
          </table:table-cell>
          <table:table-cell office:value-type="float" office:value="0.135283" calcext:value-type="float">
            <text:p>0.135283</text:p>
          </table:table-cell>
        </table:table-row>
        <table:table-row table:style-name="ro1">
          <table:table-cell office:value-type="string" calcext:value-type="string">
            <text:p>Low Concern</text:p>
          </table:table-cell>
          <table:table-cell office:value-type="string" calcext:value-type="string">
            <text:p>Students from other branches</text:p>
          </table:table-cell>
          <table:table-cell office:value-type="float" office:value="201" calcext:value-type="float">
            <text:p>201</text:p>
          </table:table-cell>
          <table:table-cell office:value-type="float" office:value="292" calcext:value-type="float">
            <text:p>292</text:p>
          </table:table-cell>
          <table:table-cell office:value-type="float" office:value="784" calcext:value-type="float">
            <text:p>784</text:p>
          </table:table-cell>
          <table:table-cell office:value-type="float" office:value="0.442786" calcext:value-type="float">
            <text:p>0.442786</text:p>
          </table:table-cell>
          <table:table-cell office:value-type="float" office:value="0.304795" calcext:value-type="float">
            <text:p>0.304795</text:p>
          </table:table-cell>
          <table:table-cell office:value-type="float" office:value="0.134959" calcext:value-type="float">
            <text:p>0.134959</text:p>
          </table:table-cell>
        </table:table-row>
        <table:table-row table:style-name="ro2">
          <table:table-cell office:value-type="string" calcext:value-type="string">
            <text:p>Low GK Confidence</text:p>
          </table:table-cell>
          <table:table-cell office:value-type="string" calcext:value-type="string">
            <text:p>Older Participants</text:p>
          </table:table-cell>
          <table:table-cell office:value-type="float" office:value="519" calcext:value-type="float">
            <text:p>519</text:p>
          </table:table-cell>
          <table:table-cell office:value-type="float" office:value="174" calcext:value-type="float">
            <text:p>174</text:p>
          </table:table-cell>
          <table:table-cell office:value-type="float" office:value="776" calcext:value-type="float">
            <text:p>776</text:p>
          </table:table-cell>
          <table:table-cell office:value-type="float" office:value="0.211946" calcext:value-type="float">
            <text:p>0.211946</text:p>
          </table:table-cell>
          <table:table-cell office:value-type="float" office:value="0.632184" calcext:value-type="float">
            <text:p>0.632184</text:p>
          </table:table-cell>
          <table:table-cell office:value-type="float" office:value="0.133989" calcext:value-type="float">
            <text:p>0.133989</text:p>
          </table:table-cell>
        </table:table-row>
        <table:table-row table:style-name="ro3">
          <table:table-cell office:value-type="string" calcext:value-type="string">
            <text:p>Older Participants</text:p>
          </table:table-cell>
          <table:table-cell office:value-type="string" calcext:value-type="string">
            <text:p>High GK Score</text:p>
          </table:table-cell>
          <table:table-cell office:value-type="float" office:value="174" calcext:value-type="float">
            <text:p>174</text:p>
          </table:table-cell>
          <table:table-cell office:value-type="float" office:value="277" calcext:value-type="float">
            <text:p>277</text:p>
          </table:table-cell>
          <table:table-cell office:value-type="float" office:value="775" calcext:value-type="float">
            <text:p>775</text:p>
          </table:table-cell>
          <table:table-cell office:value-type="float" office:value="0.442529" calcext:value-type="float">
            <text:p>0.442529</text:p>
          </table:table-cell>
          <table:table-cell office:value-type="float" office:value="0.277978" calcext:value-type="float">
            <text:p>0.277978</text:p>
          </table:table-cell>
          <table:table-cell office:value-type="float" office:value="0.123013" calcext:value-type="float">
            <text:p>0.123013</text:p>
          </table:table-cell>
        </table:table-row>
        <table:table-row table:style-name="ro4">
          <table:table-cell office:value-type="string" calcext:value-type="string">
            <text:p>Low Genetic Curiosity</text:p>
          </table:table-cell>
          <table:table-cell office:value-type="string" calcext:value-type="string">
            <text:p>Low Concern</text:p>
          </table:table-cell>
          <table:table-cell office:value-type="float" office:value="381" calcext:value-type="float">
            <text:p>381</text:p>
          </table:table-cell>
          <table:table-cell office:value-type="float" office:value="201" calcext:value-type="float">
            <text:p>201</text:p>
          </table:table-cell>
          <table:table-cell office:value-type="float" office:value="787" calcext:value-type="float">
            <text:p>787</text:p>
          </table:table-cell>
          <table:table-cell office:value-type="float" office:value="0.254593" calcext:value-type="float">
            <text:p>0.254593</text:p>
          </table:table-cell>
          <table:table-cell office:value-type="float" office:value="0.482587" calcext:value-type="float">
            <text:p>0.482587</text:p>
          </table:table-cell>
          <table:table-cell office:value-type="float" office:value="0.122863" calcext:value-type="float">
            <text:p>0.122863</text:p>
          </table:table-cell>
        </table:table-row>
        <table:table-row table:style-name="ro1">
          <table:table-cell office:value-type="string" calcext:value-type="string">
            <text:p>Medium Concern</text:p>
          </table:table-cell>
          <table:table-cell office:value-type="string" calcext:value-type="string">
            <text:p>Non students</text:p>
          </table:table-cell>
          <table:table-cell office:value-type="float" office:value="348" calcext:value-type="float">
            <text:p>348</text:p>
          </table:table-cell>
          <table:table-cell office:value-type="float" office:value="212" calcext:value-type="float">
            <text:p>212</text:p>
          </table:table-cell>
          <table:table-cell office:value-type="float" office:value="785" calcext:value-type="float">
            <text:p>785</text:p>
          </table:table-cell>
          <table:table-cell office:value-type="float" office:value="0.272989" calcext:value-type="float">
            <text:p>0.272989</text:p>
          </table:table-cell>
          <table:table-cell office:value-type="float" office:value="0.448113" calcext:value-type="float">
            <text:p>0.448113</text:p>
          </table:table-cell>
          <table:table-cell office:value-type="float" office:value="0.12233" calcext:value-type="float">
            <text:p>0.12233</text:p>
          </table:table-cell>
        </table:table-row>
        <table:table-row table:style-name="ro3">
          <table:table-cell office:value-type="string" calcext:value-type="string">
            <text:p>Older Participants</text:p>
          </table:table-cell>
          <table:table-cell office:value-type="string" calcext:value-type="string">
            <text:p>Low GK Score</text:p>
          </table:table-cell>
          <table:table-cell office:value-type="float" office:value="174" calcext:value-type="float">
            <text:p>174</text:p>
          </table:table-cell>
          <table:table-cell office:value-type="float" office:value="496" calcext:value-type="float">
            <text:p>496</text:p>
          </table:table-cell>
          <table:table-cell office:value-type="float" office:value="774" calcext:value-type="float">
            <text:p>774</text:p>
          </table:table-cell>
          <table:table-cell office:value-type="float" office:value="0.557471" calcext:value-type="float">
            <text:p>0.557471</text:p>
          </table:table-cell>
          <table:table-cell office:value-type="float" office:value="0.195565" calcext:value-type="float">
            <text:p>0.195565</text:p>
          </table:table-cell>
          <table:table-cell office:value-type="float" office:value="0.109022" calcext:value-type="float">
            <text:p>0.109022</text:p>
          </table:table-cell>
        </table:table-row>
        <table:table-row table:style-name="ro1">
          <table:table-cell office:value-type="string" calcext:value-type="string">
            <text:p>High Genetic Curiosity</text:p>
          </table:table-cell>
          <table:table-cell office:value-type="string" calcext:value-type="string">
            <text:p>Medium Concern</text:p>
          </table:table-cell>
          <table:table-cell office:value-type="float" office:value="188" calcext:value-type="float">
            <text:p>188</text:p>
          </table:table-cell>
          <table:table-cell office:value-type="float" office:value="348" calcext:value-type="float">
            <text:p>348</text:p>
          </table:table-cell>
          <table:table-cell office:value-type="float" office:value="788" calcext:value-type="float">
            <text:p>788</text:p>
          </table:table-cell>
          <table:table-cell office:value-type="float" office:value="0.441489" calcext:value-type="float">
            <text:p>0.441489</text:p>
          </table:table-cell>
          <table:table-cell office:value-type="float" office:value="0.238506" calcext:value-type="float">
            <text:p>0.238506</text:p>
          </table:table-cell>
          <table:table-cell office:value-type="float" office:value="0.105298" calcext:value-type="float">
            <text:p>0.105298</text:p>
          </table:table-cell>
        </table:table-row>
        <table:table-row table:style-name="ro1">
          <table:table-cell office:value-type="string" calcext:value-type="string">
            <text:p>High Concern</text:p>
          </table:table-cell>
          <table:table-cell office:value-type="string" calcext:value-type="string">
            <text:p>Law students</text:p>
          </table:table-cell>
          <table:table-cell office:value-type="float" office:value="224" calcext:value-type="float">
            <text:p>224</text:p>
          </table:table-cell>
          <table:table-cell office:value-type="float" office:value="269" calcext:value-type="float">
            <text:p>269</text:p>
          </table:table-cell>
          <table:table-cell office:value-type="float" office:value="786" calcext:value-type="float">
            <text:p>786</text:p>
          </table:table-cell>
          <table:table-cell office:value-type="float" office:value="0.352679" calcext:value-type="float">
            <text:p>0.352679</text:p>
          </table:table-cell>
          <table:table-cell office:value-type="float" office:value="0.29368" calcext:value-type="float">
            <text:p>0.29368</text:p>
          </table:table-cell>
          <table:table-cell office:value-type="float" office:value="0.103575" calcext:value-type="float">
            <text:p>0.103575</text:p>
          </table:table-cell>
        </table:table-row>
        <table:table-row table:style-name="ro1">
          <table:table-cell office:value-type="string" calcext:value-type="string">
            <text:p>High Concern</text:p>
          </table:table-cell>
          <table:table-cell office:value-type="string" calcext:value-type="string">
            <text:p>Students from other branches</text:p>
          </table:table-cell>
          <table:table-cell office:value-type="float" office:value="224" calcext:value-type="float">
            <text:p>224</text:p>
          </table:table-cell>
          <table:table-cell office:value-type="float" office:value="292" calcext:value-type="float">
            <text:p>292</text:p>
          </table:table-cell>
          <table:table-cell office:value-type="float" office:value="784" calcext:value-type="float">
            <text:p>784</text:p>
          </table:table-cell>
          <table:table-cell office:value-type="float" office:value="0.366071" calcext:value-type="float">
            <text:p>0.366071</text:p>
          </table:table-cell>
          <table:table-cell office:value-type="float" office:value="0.280822" calcext:value-type="float">
            <text:p>0.280822</text:p>
          </table:table-cell>
          <table:table-cell office:value-type="float" office:value="0.102801" calcext:value-type="float">
            <text:p>0.102801</text:p>
          </table:table-cell>
        </table:table-row>
        <table:table-row table:style-name="ro2">
          <table:table-cell office:value-type="string" calcext:value-type="string">
            <text:p>High GK Confidence</text:p>
          </table:table-cell>
          <table:table-cell office:value-type="string" calcext:value-type="string">
            <text:p>Older Participants</text:p>
          </table:table-cell>
          <table:table-cell office:value-type="float" office:value="254" calcext:value-type="float">
            <text:p>254</text:p>
          </table:table-cell>
          <table:table-cell office:value-type="float" office:value="174" calcext:value-type="float">
            <text:p>174</text:p>
          </table:table-cell>
          <table:table-cell office:value-type="float" office:value="776" calcext:value-type="float">
            <text:p>776</text:p>
          </table:table-cell>
          <table:table-cell office:value-type="float" office:value="0.251969" calcext:value-type="float">
            <text:p>0.251969</text:p>
          </table:table-cell>
          <table:table-cell office:value-type="float" office:value="0.367816" calcext:value-type="float">
            <text:p>0.367816</text:p>
          </table:table-cell>
          <table:table-cell office:value-type="float" office:value="0.092678" calcext:value-type="float">
            <text:p>0.092678</text:p>
          </table:table-cell>
        </table:table-row>
        <table:table-row table:style-name="ro4">
          <table:table-cell office:value-type="string" calcext:value-type="string">
            <text:p>Participants who answered correctly </text:p>
          </table:table-cell>
          <table:table-cell office:value-type="string" calcext:value-type="string">
            <text:p>Low Genetic Curiosity</text:p>
          </table:table-cell>
          <table:table-cell office:value-type="float" office:value="158" calcext:value-type="float">
            <text:p>158</text:p>
          </table:table-cell>
          <table:table-cell office:value-type="float" office:value="381" calcext:value-type="float">
            <text:p>381</text:p>
          </table:table-cell>
          <table:table-cell office:value-type="float" office:value="791" calcext:value-type="float">
            <text:p>791</text:p>
          </table:table-cell>
          <table:table-cell office:value-type="float" office:value="0.468354" calcext:value-type="float">
            <text:p>0.468354</text:p>
          </table:table-cell>
          <table:table-cell office:value-type="float" office:value="0.194226" calcext:value-type="float">
            <text:p>0.194226</text:p>
          </table:table-cell>
          <table:table-cell office:value-type="float" office:value="0.090966" calcext:value-type="float">
            <text:p>0.090966</text:p>
          </table:table-cell>
        </table:table-row>
        <table:table-row table:style-name="ro1">
          <table:table-cell office:value-type="string" calcext:value-type="string">
            <text:p>High Concern</text:p>
          </table:table-cell>
          <table:table-cell office:value-type="string" calcext:value-type="string">
            <text:p>Non students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785" calcext:value-type="float">
            <text:p>78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9717" calcext:value-type="float">
            <text:p>0.29717</text:p>
          </table:table-cell>
          <table:table-cell office:value-type="float" office:value="0.083579" calcext:value-type="float">
            <text:p>0.083579</text:p>
          </table:table-cell>
        </table:table-row>
        <table:table-row table:style-name="ro4">
          <table:table-cell office:value-type="string" calcext:value-type="string">
            <text:p>Participants who answered correctly </text:p>
          </table:table-cell>
          <table:table-cell office:value-type="string" calcext:value-type="string">
            <text:p>High Genetic Curiosity</text:p>
          </table:table-cell>
          <table:table-cell office:value-type="float" office:value="158" calcext:value-type="float">
            <text:p>158</text:p>
          </table:table-cell>
          <table:table-cell office:value-type="float" office:value="188" calcext:value-type="float">
            <text:p>188</text:p>
          </table:table-cell>
          <table:table-cell office:value-type="float" office:value="790" calcext:value-type="float">
            <text:p>790</text:p>
          </table:table-cell>
          <table:table-cell office:value-type="float" office:value="0.310127" calcext:value-type="float">
            <text:p>0.310127</text:p>
          </table:table-cell>
          <table:table-cell office:value-type="float" office:value="0.260638" calcext:value-type="float">
            <text:p>0.260638</text:p>
          </table:table-cell>
          <table:table-cell office:value-type="float" office:value="0.080831" calcext:value-type="float">
            <text:p>0.080831</text:p>
          </table:table-cell>
        </table:table-row>
        <table:table-row table:style-name="ro4">
          <table:table-cell office:value-type="string" calcext:value-type="string">
            <text:p>High Genetic Curiosity</text:p>
          </table:table-cell>
          <table:table-cell office:value-type="string" calcext:value-type="string">
            <text:p>Low Concern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787" calcext:value-type="float">
            <text:p>787</text:p>
          </table:table-cell>
          <table:table-cell office:value-type="float" office:value="0.276596" calcext:value-type="float">
            <text:p>0.276596</text:p>
          </table:table-cell>
          <table:table-cell office:value-type="float" office:value="0.258706" calcext:value-type="float">
            <text:p>0.258706</text:p>
          </table:table-cell>
          <table:table-cell office:value-type="float" office:value="0.071557" calcext:value-type="float">
            <text:p>0.071557</text:p>
          </table:table-cell>
        </table:table-row>
        <table:table-row table:style-name="ro1">
          <table:table-cell office:value-type="string" calcext:value-type="string">
            <text:p>Low Concern</text:p>
          </table:table-cell>
          <table:table-cell office:value-type="string" calcext:value-type="string">
            <text:p>Non students</text:p>
          </table:table-cell>
          <table:table-cell office:value-type="float" office:value="201" calcext:value-type="float">
            <text:p>201</text:p>
          </table:table-cell>
          <table:table-cell office:value-type="float" office:value="212" calcext:value-type="float">
            <text:p>212</text:p>
          </table:table-cell>
          <table:table-cell office:value-type="float" office:value="785" calcext:value-type="float">
            <text:p>785</text:p>
          </table:table-cell>
          <table:table-cell office:value-type="float" office:value="0.268657" calcext:value-type="float">
            <text:p>0.268657</text:p>
          </table:table-cell>
          <table:table-cell office:value-type="float" office:value="0.254717" calcext:value-type="float">
            <text:p>0.254717</text:p>
          </table:table-cell>
          <table:table-cell office:value-type="float" office:value="0.068431" calcext:value-type="float">
            <text:p>0.068431</text:p>
          </table:table-cell>
        </table:table-row>
        <table:table-row table:style-name="ro4">
          <table:table-cell office:value-type="string" calcext:value-type="string">
            <text:p>High Genetic Curiosity</text:p>
          </table:table-cell>
          <table:table-cell office:value-type="string" calcext:value-type="string">
            <text:p>High Concern</text:p>
          </table:table-cell>
          <table:table-cell office:value-type="float" office:value="188" calcext:value-type="float">
            <text:p>188</text:p>
          </table:table-cell>
          <table:table-cell office:value-type="float" office:value="224" calcext:value-type="float">
            <text:p>224</text:p>
          </table:table-cell>
          <table:table-cell office:value-type="float" office:value="789" calcext:value-type="float">
            <text:p>789</text:p>
          </table:table-cell>
          <table:table-cell office:value-type="float" office:value="0.281915" calcext:value-type="float">
            <text:p>0.281915</text:p>
          </table:table-cell>
          <table:table-cell office:value-type="float" office:value="0.236607" calcext:value-type="float">
            <text:p>0.236607</text:p>
          </table:table-cell>
          <table:table-cell office:value-type="float" office:value="0.066703" calcext:value-type="float">
            <text:p>0.066703</text:p>
          </table:table-cell>
        </table:table-row>
        <table:table-row table:style-name="ro1">
          <table:table-cell office:value-type="string" calcext:value-type="string">
            <text:p>Medium Genetic Curiosity</text:p>
          </table:table-cell>
          <table:table-cell office:value-type="string" calcext:value-type="string">
            <text:p>Low Concern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787" calcext:value-type="float">
            <text:p>787</text:p>
          </table:table-cell>
          <table:table-cell office:value-type="float" office:value="0.254902" calcext:value-type="float">
            <text:p>0.254902</text:p>
          </table:table-cell>
          <table:table-cell office:value-type="float" office:value="0.258706" calcext:value-type="float">
            <text:p>0.258706</text:p>
          </table:table-cell>
          <table:table-cell office:value-type="float" office:value="0.065945" calcext:value-type="float">
            <text:p>0.065945</text:p>
          </table:table-cell>
        </table:table-row>
        <table:table-row table:style-name="ro1">
          <table:table-cell office:value-type="string" calcext:value-type="string">
            <text:p>Medium Genetic Curiosity</text:p>
          </table:table-cell>
          <table:table-cell office:value-type="string" calcext:value-type="string">
            <text:p>High Concern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789" calcext:value-type="float">
            <text:p>789</text:p>
          </table:table-cell>
          <table:table-cell office:value-type="float" office:value="0.264706" calcext:value-type="float">
            <text:p>0.264706</text:p>
          </table:table-cell>
          <table:table-cell office:value-type="float" office:value="0.241071" calcext:value-type="float">
            <text:p>0.241071</text:p>
          </table:table-cell>
          <table:table-cell office:value-type="float" office:value="0.063813" calcext:value-type="float">
            <text:p>0.063813</text:p>
          </table:table-cell>
        </table:table-row>
        <table:table-row table:style-name="ro1">
          <table:table-cell office:value-type="string" calcext:value-type="string">
            <text:p>Low Concern</text:p>
          </table:table-cell>
          <table:table-cell office:value-type="string" calcext:value-type="string">
            <text:p>Law students</text:p>
          </table:table-cell>
          <table:table-cell office:value-type="float" office:value="201" calcext:value-type="float">
            <text:p>201</text:p>
          </table:table-cell>
          <table:table-cell office:value-type="float" office:value="269" calcext:value-type="float">
            <text:p>269</text:p>
          </table:table-cell>
          <table:table-cell office:value-type="float" office:value="786" calcext:value-type="float">
            <text:p>786</text:p>
          </table:table-cell>
          <table:table-cell office:value-type="float" office:value="0.288557" calcext:value-type="float">
            <text:p>0.288557</text:p>
          </table:table-cell>
          <table:table-cell office:value-type="float" office:value="0.215613" calcext:value-type="float">
            <text:p>0.215613</text:p>
          </table:table-cell>
          <table:table-cell office:value-type="float" office:value="0.062217" calcext:value-type="float">
            <text:p>0.062217</text:p>
          </table:table-cell>
        </table:table-row>
        <table:table-row table:style-name="ro2">
          <table:table-cell office:value-type="string" calcext:value-type="string">
            <text:p>Students related to law</text:p>
          </table:table-cell>
          <table:table-cell office:value-type="string" calcext:value-type="string">
            <text:p>High GK Confidence</text:p>
          </table:table-cell>
          <table:table-cell office:value-type="float" office:value="270" calcext:value-type="float">
            <text:p>270</text:p>
          </table:table-cell>
          <table:table-cell office:value-type="float" office:value="254" calcext:value-type="float">
            <text:p>254</text:p>
          </table:table-cell>
          <table:table-cell office:value-type="float" office:value="779" calcext:value-type="float">
            <text:p>779</text:p>
          </table:table-cell>
          <table:table-cell office:value-type="float" office:value="0.211111" calcext:value-type="float">
            <text:p>0.211111</text:p>
          </table:table-cell>
          <table:table-cell office:value-type="float" office:value="0.224409" calcext:value-type="float">
            <text:p>0.224409</text:p>
          </table:table-cell>
          <table:table-cell office:value-type="float" office:value="0.047375" calcext:value-type="float">
            <text:p>0.047375</text:p>
          </table:table-cell>
        </table:table-row>
        <table:table-row table:style-name="ro1">
          <table:table-cell office:value-type="string" calcext:value-type="string">
            <text:p>Participants who answered correctly </text:p>
          </table:table-cell>
          <table:table-cell office:value-type="string" calcext:value-type="string">
            <text:p>Medium Genetic Curiosity</text:p>
          </table:table-cell>
          <table:table-cell office:value-type="float" office:value="158" calcext:value-type="float">
            <text:p>158</text:p>
          </table:table-cell>
          <table:table-cell office:value-type="float" office:value="204" calcext:value-type="float">
            <text:p>204</text:p>
          </table:table-cell>
          <table:table-cell office:value-type="float" office:value="792" calcext:value-type="float">
            <text:p>792</text:p>
          </table:table-cell>
          <table:table-cell office:value-type="float" office:value="0.221519" calcext:value-type="float">
            <text:p>0.221519</text:p>
          </table:table-cell>
          <table:table-cell office:value-type="float" office:value="0.171569" calcext:value-type="float">
            <text:p>0.171569</text:p>
          </table:table-cell>
          <table:table-cell office:value-type="float" office:value="0.038006" calcext:value-type="float">
            <text:p>0.038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7T02:51:39.133979688</meta:creation-date>
    <dc:date>2022-05-27T02:59:41.980652013</dc:date>
    <meta:editing-duration>PT8M5S</meta:editing-duration>
    <meta:editing-cycles>1</meta:editing-cycles>
    <meta:document-statistic meta:table-count="1" meta:cell-count="344" meta:object-count="0"/>
    <meta:generator>LibreOffice/6.0.7.3$Linux_X86_64 LibreOffice_project/00m0$Build-3</meta:generator>
    <meta:user-defined meta:name=""/>
  </office:meta>
</office:document-meta>
</file>